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SimHei, arial"/>
    <style:font-face style:name="arial1" svg:font-family="arial, 'courier new', courier, monospace, 'Microsoft YaHei'"/>
    <style:font-face style:name="arial" svg:font-family="arial, sans-serif, tahoma, 'Microsoft YaHei'"/>
    <style:font-face style:name="microsoft yaHei" svg:font-family="'microsoft yaHei'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style:line-height-at-least="0.2917in" fo:text-align="start" style:justify-single-word="false" fo:widows="1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917in" fo:text-align="start" style:justify-single-word="false" fo:widows="1" fo:text-indent="0in" style:auto-text-indent="false"/>
      <style:text-properties officeooo:paragraph-rsid="00113966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917in" fo:text-align="start" style:justify-single-word="false" fo:widows="1" fo:text-indent="0in" style:auto-text-indent="false"/>
      <style:text-properties officeooo:paragraph-rsid="0012cc8a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2917in" fo:text-align="start" style:justify-single-word="false" fo:widows="1" fo:text-indent="0in" style:auto-text-indent="false"/>
      <style:text-properties fo:font-variant="normal" fo:text-transform="none" fo:color="#333333" fo:letter-spacing="normal" officeooo:paragraph-rsid="0012cc8a"/>
    </style:style>
    <style:style style:name="P5" style:family="paragraph" style:parent-style-name="Standard">
      <style:paragraph-properties fo:margin-left="0.6252in" fo:margin-right="0.6252in" fo:margin-top="0.2083in" fo:margin-bottom="0.0417in" style:contextual-spacing="false" style:line-height-at-least="0.25in" fo:widows="1" fo:text-indent="0in" style:auto-text-indent="false"/>
      <style:text-properties fo:font-variant="normal" fo:text-transform="none" fo:color="#999999" style:font-name="arial" fo:font-size="9pt" fo:letter-spacing="normal" fo:font-style="normal" fo:font-weight="normal" fo:padding="0in" fo:border="none"/>
    </style:style>
    <style:style style:name="P6" style:family="paragraph" style:parent-style-name="Standard">
      <style:paragraph-properties fo:margin-left="0.6252in" fo:margin-right="0.6252in" fo:margin-top="0.1665in" fo:margin-bottom="0.0417in" style:contextual-spacing="false" style:line-height-at-least="0.25in" fo:widows="1" fo:text-indent="0in" style:auto-text-indent="false"/>
      <style:text-properties fo:font-variant="normal" fo:text-transform="none" fo:color="#333333" fo:letter-spacing="normal" style:font-name-asian="Microsoft YaHei" style:font-size-asian="12pt" style:font-style-asian="normal" style:font-weight-asian="normal" fo:padding="0in" fo:border="none"/>
    </style:style>
    <style:style style:name="P7" style:family="paragraph" style:parent-style-name="Standard">
      <style:paragraph-properties fo:margin-left="0.6252in" fo:margin-right="0.6252in" fo:margin-top="0.1043in" fo:margin-bottom="0.0417in" style:contextual-spacing="false" style:line-height-at-least="0.25in" fo:widows="1" fo:text-indent="0in" style:auto-text-indent="false"/>
      <style:text-properties fo:color="#999999" style:font-size-asian="9pt"/>
    </style:style>
    <style:style style:name="P8" style:family="paragraph" style:parent-style-name="Standard">
      <style:paragraph-properties fo:margin-top="0in" fo:margin-bottom="0in" style:contextual-spacing="false" style:line-height-at-least="0.25in" fo:widows="1"/>
    </style:style>
    <style:style style:name="P9" style:family="paragraph" style:parent-style-name="Text_20_body">
      <style:paragraph-properties fo:margin-left="0.0728in" fo:margin-right="0.0728in" fo:margin-top="0in" fo:margin-bottom="0in" style:contextual-spacing="false" style:line-height-at-least="0.2083in" fo:text-align="end" style:justify-single-word="false" fo:widows="1" fo:text-indent="0in" style:auto-text-indent="false"/>
    </style:style>
    <style:style style:name="P10" style:family="paragraph" style:parent-style-name="Heading_20_1">
      <style:paragraph-properties fo:margin-left="0in" fo:margin-right="0in" fo:margin-top="0in" fo:margin-bottom="0in" style:contextual-spacing="false" style:line-height-at-least="0.2917in" fo:text-align="start" style:justify-single-word="false" fo:widows="1" fo:text-indent="0in" style:auto-text-indent="false"/>
      <style:text-properties fo:font-variant="normal" fo:text-transform="none" fo:color="#333333" fo:letter-spacing="normal" officeooo:paragraph-rsid="00113966" style:font-name-asian="Microsoft YaHei" style:font-size-asian="13.5pt" style:font-style-asian="normal" style:font-weight-asian="normal" fo:padding="0in" fo:border="none"/>
    </style:style>
    <style:style style:name="P11" style:family="paragraph" style:parent-style-name="Preformatted_20_Text">
      <style:paragraph-properties fo:margin-left="0in" fo:margin-right="0in" fo:margin-top="0.0835in" fo:margin-bottom="0in" style:contextual-spacing="false" style:line-height-at-least="0.2083in" fo:widows="1" fo:text-indent="0in" style:auto-text-indent="false" fo:padding="0in" fo:border="none"/>
      <style:text-properties fo:font-variant="normal" fo:text-transform="none" fo:color="#333333" fo:letter-spacing="normal" style:font-name-asian="arial1" style:font-size-asian="10.5pt" style:font-style-asian="normal" style:font-weight-asian="normal" fo:padding="0in" fo:border="none"/>
    </style:style>
    <style:style style:name="P12" style:family="paragraph" style:parent-style-name="Preformatted_20_Text">
      <style:paragraph-properties fo:margin-left="0.6252in" fo:margin-right="0.6252in" fo:margin-top="0in" fo:margin-bottom="0.1043in" style:contextual-spacing="false" style:line-height-at-least="0.25in" fo:widows="1" fo:text-indent="0in" style:auto-text-indent="false" fo:padding="0in" fo:border="none"/>
    </style:style>
    <style:style style:name="T1" style:family="text">
      <style:text-properties fo:font-variant="normal" fo:text-transform="none" fo:color="#000000" fo:letter-spacing="normal" style:font-size-asian="12pt" style:font-style-asian="normal" fo:padding="0in" fo:border="none"/>
    </style:style>
    <style:style style:name="T2" style:family="text">
      <style:text-properties fo:font-variant="normal" fo:text-transform="none" fo:color="#000000" fo:letter-spacing="normal" officeooo:rsid="00113966" style:font-size-asian="12pt" style:font-style-asian="normal" fo:padding="0in" fo:border="none"/>
    </style:style>
    <style:style style:name="T3" style:family="text">
      <style:text-properties fo:font-variant="normal" fo:text-transform="none" fo:color="#000000" fo:letter-spacing="normal" style:font-size-asian="12pt" style:font-style-asian="normal" style:font-weight-asian="normal"/>
    </style:style>
    <style:style style:name="T4" style:family="text">
      <style:text-properties fo:font-variant="normal" fo:text-transform="none" fo:color="#000000" fo:letter-spacing="normal" officeooo:rsid="0012cc8a" style:font-size-asian="12pt" style:font-style-asian="normal" fo:padding="0in" fo:border="none"/>
    </style:style>
    <style:style style:name="T5" style:family="text">
      <style:text-properties fo:font-variant="normal" fo:text-transform="none" fo:color="#000000" fo:font-size="12pt" fo:letter-spacing="normal" fo:font-style="normal" fo:padding="0in" fo:border="none"/>
    </style:style>
    <style:style style:name="T6" style:family="text">
      <style:text-properties fo:font-variant="normal" fo:text-transform="none" fo:color="#000000" fo:font-size="12pt" fo:letter-spacing="normal" fo:font-style="normal" fo:font-weight="normal"/>
    </style:style>
    <style:style style:name="T7" style:family="text">
      <style:text-properties fo:font-variant="normal" fo:text-transform="none" fo:color="#800000" fo:letter-spacing="normal" style:font-size-asian="12pt" style:font-style-asian="normal" style:font-weight-asian="normal"/>
    </style:style>
    <style:style style:name="T8" style:family="text">
      <style:text-properties fo:font-variant="normal" fo:text-transform="none" fo:color="#800000" fo:font-size="12pt" fo:letter-spacing="normal" fo:font-style="normal" fo:font-weight="normal"/>
    </style:style>
    <style:style style:name="T9" style:family="text">
      <style:text-properties fo:font-variant="normal" fo:text-transform="none" fo:color="#999999" style:text-line-through-style="none" style:text-line-through-type="none" style:text-underline-style="none" style:text-blinking="false" style:font-size-asian="9pt" style:font-style-asian="normal"/>
    </style:style>
    <style:style style:name="T10" style:family="text">
      <style:text-properties fo:font-variant="normal" fo:text-transform="none" fo:color="#333333" fo:letter-spacing="normal" style:font-name-asian="arial1" style:font-size-asian="10.5pt" style:font-style-asian="normal" style:font-weight-asian="normal" fo:padding="0in" fo:border="none"/>
    </style:style>
    <style:style style:name="T11" style:family="text">
      <style:text-properties fo:font-variant="normal" fo:text-transform="none" fo:color="#333333" fo:letter-spacing="normal" fo:padding="0in" fo:border="none"/>
    </style:style>
    <style:style style:name="T12" style:family="text">
      <style:text-properties fo:font-variant="normal" fo:text-transform="none" fo:color="#2d64b3" style:text-line-through-style="none" style:text-line-through-type="none" style:font-name="arial1" fo:font-size="10.5pt" fo:letter-spacing="normal" fo:font-style="normal" style:text-underline-style="none" fo:font-weight="normal" style:text-blinking="false" fo:padding="0in" fo:border="none"/>
    </style:style>
    <style:style style:name="T13" style:family="text">
      <style:text-properties fo:font-variant="normal" fo:text-transform="none" fo:color="#2d64b3" style:text-line-through-style="none" style:text-line-through-type="none" fo:letter-spacing="normal" style:text-underline-style="none" style:text-blinking="false" style:font-name-asian="arial1" style:font-size-asian="10.5pt" style:font-style-asian="normal" style:font-weight-asian="normal" fo:padding="0in" fo:border="none"/>
    </style:style>
    <style:style style:name="T14" style:family="text">
      <style:text-properties fo:color="#999999" style:text-line-through-style="none" style:text-line-through-type="none" style:text-underline-style="none" style:text-blinking="false"/>
    </style:style>
    <style:style style:name="T15" style:family="text">
      <style:text-properties fo:color="#999999" style:text-line-through-style="none" style:text-line-through-type="none" fo:font-size="9pt" style:text-underline-style="none" style:text-blinking="false"/>
    </style:style>
    <style:style style:name="T16" style:family="text">
      <style:text-properties fo:color="#999999" fo:font-size="9pt"/>
    </style:style>
    <style:style style:name="T17" style:family="text">
      <style:text-properties fo:color="#999999" style:font-size-asian="9pt"/>
    </style:style>
    <style:style style:name="T18" style:family="text">
      <style:text-properties fo:color="#cccccc" style:text-line-through-style="none" style:text-line-through-type="none" fo:font-size="9pt" style:text-underline-style="none" style:text-blinking="false" fo:background-color="#a5a5a5" loext:char-shading-value="0"/>
    </style:style>
    <style:style style:name="T19" style:family="text">
      <style:text-properties fo:color="#cccccc" fo:font-size="9pt" fo:background-color="#a5a5a5" loext:char-shading-value="0"/>
    </style:style>
    <style:style style:name="T20" style:family="text">
      <style:text-properties fo:color="#2d64b3" style:text-line-through-style="none" style:text-line-through-type="none" fo:font-size="9pt" style:text-underline-style="none" style:text-blinking="false"/>
    </style:style>
    <style:style style:name="T21" style:family="text">
      <style:text-properties style:font-name="microsoft yaHei" fo:font-size="18pt" fo:font-style="normal" fo:font-weight="normal"/>
    </style:style>
    <style:style style:name="T22" style:family="text">
      <style:text-properties style:font-name-asian="microsoft yaHei" style:font-size-asian="18pt" style:font-style-asian="normal" style:font-weight-asian="normal"/>
    </style:style>
    <style:style style:name="fr1" style:family="graphic" style:parent-style-name="Frame">
      <style:graphic-properties fo:margin-left="0in" fo:margin-right="0.052in" fo:margin-top="0in" fo:margin-bottom="0in" style:wrap="right" style:number-wrapped-paragraphs="no-limit" style:vertical-pos="top" style:vertical-rel="paragraph-content" style:horizontal-pos="left" style:horizontal-rel="paragraph-content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第六次人口普查</text:span></text:span></text:p>
      <text:p text:style-name="P1"/>
      <text:p text:style-name="P2"><text:a xlink:type="simple" xlink:href="http://society.people.com.cn/GB/8217/200552/200553/12487082.html"><text:span text:style-name="Strong_20_Emphasis"><text:span text:style-name="T2">http://society.people.com.cn/GB/8217/200552/200553/12487082.html</text:span></text:span></text:a></text:p>
      <text:p text:style-name="P2"><text:span text:style-name="Strong_20_Emphasis"><text:span text:style-name="T5">[</text:span></text:span><text:span text:style-name="Strong_20_Emphasis"><text:span text:style-name="T1">标准时间为</text:span></text:span><text:span text:style-name="Strong_20_Emphasis"><text:span text:style-name="T5">2010</text:span></text:span><text:span text:style-name="Strong_20_Emphasis"><text:span text:style-name="T1">年</text:span></text:span><text:span text:style-name="Strong_20_Emphasis"><text:span text:style-name="T5">11</text:span></text:span><text:span text:style-name="Strong_20_Emphasis"><text:span text:style-name="T1">月</text:span></text:span><text:span text:style-name="Strong_20_Emphasis"><text:span text:style-name="T5">1</text:span></text:span><text:span text:style-name="Strong_20_Emphasis"><text:span text:style-name="T1">日零点</text:span></text:span><text:span text:style-name="Strong_20_Emphasis"><text:span text:style-name="T5">]</text:span></text:span><text:line-break/><text:line-break/><text:span text:style-name="T3">　　所谓标准时间，就是规定的一个时间点，无论普查员入户登记哪一天进行，登记的人口都是反映在那个时间点上的情况，这样的时间点称为人口普查的标准时点。</text:span></text:p>
      <text:p text:style-name="P2"/>
      <text:p text:style-name="P2"><text:span text:style-name="T3">普查对象只要是指普查标准时点在中华人民共和国境内的自然人（港、澳、台及外籍人员），以及在中华人民共和国境外但为定居的中国公民，但不包括在中华人民共和国境内短暂停留的境外人员。为了保证普查对象的不重不漏，这次普查采用按现住地登记的原则，普查员在实际入户登记时，不论是否见到本人，</text:span><text:span text:style-name="T7">只要在标准时点也就是</text:span><text:span text:style-name="T8">2010</text:span><text:span text:style-name="T7">年</text:span><text:span text:style-name="T8">10</text:span><text:span text:style-name="T7">月</text:span><text:span text:style-name="T8">31</text:span><text:span text:style-name="T7">日晚在本户居住都要进行登记；</text:span><text:span text:style-name="T8">2010</text:span><text:span text:style-name="T7">年</text:span><text:span text:style-name="T8">10</text:span><text:span text:style-name="T7">月</text:span><text:span text:style-name="T8">31</text:span><text:span text:style-name="T7">日在本户户籍在册不论人在哪里，也要进行登记</text:span><text:span text:style-name="T3">。此次普查还增加了对外籍人员的普查。</text:span></text:p>
      <text:p text:style-name="P2"/>
      <text:p text:style-name="P2"/>
      <text:h text:style-name="P10" text:outline-level="1">第六次人口普查在校大学生户口怎么查？</text:h>
      <text:section text:style-name="Sect1" text:name="wgt-ask">
        <text:section text:style-name="Sect1" text:name="ask-info">
          <text:p text:style-name="P9"><text:span text:style-name="ins"><text:span text:style-name="T14"> </text:span></text:span><text:span text:style-name="ins"><text:span text:style-name="Emphasis"><text:span text:style-name="T9">分享</text:span></text:span></text:span><text:span text:style-name="ins"><text:span text:style-name="T18">|</text:span></text:span><text:span text:style-name="ins"><text:span text:style-name="T15"> </text:span></text:span><text:span text:style-name="T16">2010-09-22 11:19</text:span><text:a xlink:type="simple" xlink:href="http://www.baidu.com/p/ASDFGVP?from=zhidao" office:target-frame-name="_blank" xlink:show="new"><text:span text:style-name="T20">ASDFGVP</text:span></text:a><text:span text:style-name="T16"> </text:span><text:bookmark text:name="v-times"/><text:span text:style-name="T19">|</text:span><text:span text:style-name="T16"> </text:span><text:span text:style-name="T17">浏览 </text:span><text:span text:style-name="T16">456 </text:span><text:span text:style-name="T17">次</text:span></text:p>
        </text:section>
        <text:p text:style-name="P11">是户口所在地公安局查还是在本校啊？</text:p>
      </text:section>
      <text:section text:style-name="Sect1" text:name="best-answer-534122945">
        <text:p text:style-name="P5">2010-09-23 06:05</text:p>
        <text:section text:style-name="Sect1" text:name="act-link-banner-wp">
          <text:p text:style-name="P8"/>
        </text:section>
        <text:p text:style-name="P6"><draw:frame draw:style-name="fr1" draw:name="Frame1" text:anchor-type="paragraph" svg:width="0.4689in" draw:z-index="0"><draw:text-box fo:min-height="0.4165in"><text:p text:style-name="Text_20_body"/></draw:text-box></draw:frame>提问者采纳</text:p>
        <text:section text:style-name="Sect1" text:name="answer-534122945">
          <text:p text:style-name="P7">热心网友</text:p>
          <text:p text:style-name="P12"><text:bookmark text:name="best-content-534122945"/><text:span text:style-name="T10">如果户口在学校的话，就按所在的学校集体户查。如果没有在学校的落到地方的，到地方查。具体可以参看</text:span><text:a xlink:type="simple" xlink:href="https://www.baidu.com/s?wd=优酷&amp;tn=44039180_cpr&amp;fenlei=mv6quAkxTZn0IZRqIHckPjm4nH00T1Y3ujcYnH99rjTzm1nLmyRY0AP8IA3qPjfsn1bkrjKxmLKz0ZNzUjdCIZwsrBtEXh9GuA7EQhF9pywdQhPEUiqkIyN1IA-EUBtkrjRvPjDknWm" office:target-frame-name="_blank" xlink:show="new"><text:span text:style-name="T13">优酷</text:span></text:a><text:span text:style-name="T10">视频网站： </text:span><text:a xlink:type="simple" xlink:href="http://v.youku.com/v_show/id_XMjA3NDAxOTQ4.html" office:target-frame-name="_blank" xlink:show="new"><text:span text:style-name="T12">http://v.youku.com/v_show/id_XMjA3NDAxOTQ4.html</text:span></text:a></text:p>
          <text:p text:style-name="P12"><text:span text:style-name="T11"><text:s/></text:span><text:a xlink:type="simple" xlink:href="https://www.baidu.com/s?wd=第六次人口普查&amp;tn=44039180_cpr&amp;fenlei=mv6quAkxTZn0IZRqIHckPjm4nH00T1Y3ujcYnH99rjTzm1nLmyRY0AP8IA3qPjfsn1bkrjKxmLKz0ZNzUjdCIZwsrBtEXh9GuA7EQhF9pywdQhPEUiqkIyN1IA-EUBtkrjRvPjDknWm" office:target-frame-name="_blank" xlink:show="new"><text:span text:style-name="T13">第六次人口普查</text:span></text:a><text:span text:style-name="T10"> <text:s text:c="2"/>的视频</text:span></text:p>
        </text:section>
      </text:section>
      <text:p text:style-name="P2"/>
      <text:p text:style-name="P4"><text:span text:style-name="T22">视频</text:span><text:span text:style-name="T21">: </text:span><text:span text:style-name="T22">第六次全国人口普查普查员培训片</text:span></text:p>
      <text:p text:style-name="P3"><text:a xlink:type="simple" xlink:href="http://v.youku.com/v_show/id_XMjA3NDAxOTQ4.html"><text:span text:style-name="Strong_20_Emphasis"><text:span text:style-name="T4">http://v.youku.com/v_show/id_XMjA3NDAxOTQ4.html</text:span></text:span></text:a></text:p>
      <text:p text:style-name="P3"><text:soft-page-break/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, SimHei, arial"/>
    <style:font-face style:name="arial1" svg:font-family="arial, 'courier new', courier, monospace, 'Microsoft YaHei'"/>
    <style:font-face style:name="arial" svg:font-family="arial, sans-serif, tahoma, 'Microsoft YaHei'"/>
    <style:font-face style:name="microsoft yaHei" svg:font-family="'microsoft yaHei'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06:26:15.519790567</meta:creation-date>
    <dc:date>2015-12-22T19:13:54.845655038</dc:date>
    <meta:editing-duration>PT12H45M5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14" meta:word-count="445" meta:character-count="667" meta:non-whitespace-character-count="649"/>
  </office:meta>
</office:document-meta>
</file>